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75979" calcext:value-type="currency">
            <text:p>R$ 75.979,0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5:55:57.5651940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3T16:31:46.268034688</dc:date>
    <meta:editing-duration>PT1H45M58S</meta:editing-duration>
    <meta:editing-cycles>2</meta:editing-cycles>
    <meta:generator>LibreOffice/6.4.6.2$Linux_X86_64 LibreOffice_project/40$Build-2</meta:generator>
    <meta:document-statistic meta:table-count="1" meta:cell-count="155" meta:object-count="0"/>
  </office:meta>
</office:document-meta>
</file>